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d142" officeooo:paragraph-rsid="0019d1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t tiden til koden. <text:line-break/>Ser at det er speed up ved både MPI og openMP med tanke på seriel kode. Og speedup fra bare MPI eller openMP til hybrid.</text:p>
      <text:p text:style-name="P1"/>
      <text:p text:style-name="P1">Prosessorer: 1 tråder: 1</text:p>
      <text:p text:style-name="P1">real <text:s text:c="3"/>0m7.361s</text:p>
      <text:p text:style-name="P1">user <text:s text:c="3"/>0m7.335s</text:p>
      <text:p text:style-name="P1">sys <text:s text:c="4"/>0m0.020s</text:p>
      <text:p text:style-name="P1"/>
      <text:p text:style-name="P1">Prosessorer: 2 tråder: 1</text:p>
      <text:p text:style-name="P1">real <text:s text:c="3"/>0m4.776s</text:p>
      <text:p text:style-name="P1">user <text:s text:c="3"/>0m7.471s</text:p>
      <text:p text:style-name="P1">sys <text:s text:c="4"/>0m0.028s</text:p>
      <text:p text:style-name="P1"/>
      <text:p text:style-name="P1">Prosessorer: 1 tråder: 2</text:p>
      <text:p text:style-name="P1">real <text:s text:c="3"/>0m3.642s</text:p>
      <text:p text:style-name="P1">user <text:s text:c="3"/>0m7.198s</text:p>
      <text:p text:style-name="P1">sys <text:s text:c="4"/>0m0.032s</text:p>
      <text:p text:style-name="P1"/>
      <text:p text:style-name="P1">Prosessorer: 2 tråder: 2</text:p>
      <text:p text:style-name="P1">real <text:s text:c="3"/>0m2.990s</text:p>
      <text:p text:style-name="P1">user <text:s text:c="3"/>0m7.748s</text:p>
      <text:p text:style-name="P1">sys <text:s text:c="4"/>0m0.021s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14:33:55.476269665</meta:creation-date>
    <dc:date>2015-10-22T14:41:59.211265805</dc:date>
    <meta:editing-duration>P0D</meta:editing-duration>
    <meta:editing-cycles>1</meta:editing-cycles>
    <meta:document-statistic meta:table-count="0" meta:image-count="0" meta:object-count="0" meta:page-count="1" meta:paragraph-count="17" meta:word-count="69" meta:character-count="443" meta:non-whitespace-character-count="340"/>
    <meta:generator>LibreOffice/4.2.8.2$Linux_X86_64 LibreOffice_project/420m0$Build-2</meta:generator>
  </office:meta>
</office:document-meta>
</file>